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863cm"/>
    </style:style>
    <style:style style:name="co7" style:family="table-column">
      <style:table-column-properties fo:break-before="auto" style:column-width="13.213cm"/>
    </style:style>
    <style:style style:name="co8" style:family="table-column">
      <style:table-column-properties fo:break-before="auto" style:column-width="3.501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4.195cm"/>
    </style:style>
    <style:style style:name="co11" style:family="table-column">
      <style:table-column-properties fo:break-before="auto" style:column-width="5.637cm"/>
    </style:style>
    <style:style style:name="co12" style:family="table-column">
      <style:table-column-properties fo:break-before="auto" style:column-width="3.6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3">
          <table:table-cell office:value-type="string">
            <text:p>Nom</text:p>
          </table:table-cell>
          <table:table-cell office:value-type="string">
            <text:p>Deja vu ?</text:p>
          </table:table-cell>
          <table:table-cell office:value-type="string">
            <text:p>Lieu possible</text:p>
          </table:table-cell>
          <table:table-cell office:value-type="string">
            <text:p>Personnage</text:p>
          </table:table-cell>
          <table:table-cell office:value-type="string">
            <text:p>Arc</text:p>
          </table:table-cell>
        </table:table-row>
        <table:table-row table:style-name="ro3">
          <table:table-cell office:value-type="string">
            <text:p>Aarakocre</text:p>
          </table:table-cell>
          <table:table-cell/>
          <table:table-cell office:value-type="string">
            <text:p>elementaire</text:p>
          </table:table-cell>
          <table:table-cell table:number-columns-repeated="2"/>
        </table:table-row>
        <table:table-row table:style-name="ro3">
          <table:table-cell office:value-type="string">
            <text:p>Abishai</text:p>
          </table:table-cell>
          <table:table-cell/>
          <table:table-cell office:value-type="string">
            <text:p>Elementaire</text:p>
          </table:table-cell>
          <table:table-cell table:number-columns-repeated="2"/>
        </table:table-row>
        <table:table-row table:style-name="ro3">
          <table:table-cell office:value-type="string">
            <text:p>Aboleth</text:p>
          </table:table-cell>
          <table:table-cell/>
          <table:table-cell office:value-type="string">
            <text:p>Cité sous les eaux</text:p>
          </table:table-cell>
          <table:table-cell table:number-columns-repeated="2"/>
        </table:table-row>
        <table:table-row table:style-name="ro3">
          <table:table-cell office:value-type="string">
            <text:p>Ame en peine</text:p>
          </table:table-cell>
          <table:table-cell/>
          <table:table-cell office:value-type="string">
            <text:p>plan negatif</text:p>
          </table:table-cell>
          <table:table-cell table:number-columns-repeated="2"/>
        </table:table-row>
        <table:table-row table:style-name="ro3">
          <table:table-cell office:value-type="string">
            <text:p>Ange Deva</text:p>
          </table:table-cell>
          <table:table-cell table:number-columns-repeated="4"/>
        </table:table-row>
        <table:table-row table:style-name="ro3">
          <table:table-cell office:value-type="string">
            <text:p>Ange Planetar</text:p>
          </table:table-cell>
          <table:table-cell table:number-columns-repeated="4"/>
        </table:table-row>
        <table:table-row table:style-name="ro3">
          <table:table-cell office:value-type="string">
            <text:p>Ange Solar</text:p>
          </table:table-cell>
          <table:table-cell table:number-columns-repeated="4"/>
        </table:table-row>
        <table:table-row table:style-name="ro3">
          <table:table-cell office:value-type="string">
            <text:p>Ankegh</text:p>
          </table:table-cell>
          <table:table-cell table:number-columns-repeated="4"/>
        </table:table-row>
        <table:table-row table:style-name="ro3">
          <table:table-cell office:value-type="string">
            <text:p>Automaton</text:p>
          </table:table-cell>
          <table:table-cell/>
          <table:table-cell office:value-type="string">
            <text:p>Gnome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zer</text:p>
          </table:table-cell>
          <table:table-cell/>
          <table:table-cell office:value-type="string">
            <text:p>Elementaire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Babelien</text:p>
          </table:table-cell>
          <table:table-cell table:number-columns-repeated="4"/>
        </table:table-row>
        <table:table-row table:style-name="ro3">
          <table:table-cell office:value-type="string">
            <text:p>Banshie</text:p>
          </table:table-cell>
          <table:table-cell/>
          <table:table-cell office:value-type="string">
            <text:p>Elfe domaine Corbeau</text:p>
          </table:table-cell>
          <table:table-cell table:number-columns-repeated="2"/>
        </table:table-row>
        <table:table-row table:style-name="ro2">
          <table:table-cell office:value-type="string">
            <text:p>Basilic</text:p>
          </table:table-cell>
          <table:table-cell/>
          <table:table-cell office:value-type="string">
            <text:p>Protection territoire</text:p>
          </table:table-cell>
          <table:table-cell table:number-columns-repeated="2"/>
        </table:table-row>
        <table:table-row table:style-name="ro3">
          <table:table-cell office:value-type="string">
            <text:p>Behir</text:p>
          </table:table-cell>
          <table:table-cell/>
          <table:table-cell office:value-type="string">
            <text:p>Montagne geants dragons</text:p>
          </table:table-cell>
          <table:table-cell table:number-columns-repeated="2"/>
        </table:table-row>
        <table:table-row table:style-name="ro3">
          <table:table-cell office:value-type="string">
            <text:p>Bete eclipsante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3">
          <table:table-cell office:value-type="string">
            <text:p>Brutacien</text:p>
          </table:table-cell>
          <table:table-cell/>
          <table:table-cell office:value-type="string">
            <text:p>marécage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Bulette</text:p>
          </table:table-cell>
          <table:table-cell/>
          <table:table-cell office:value-type="string">
            <text:p>Souterrain</text:p>
          </table:table-cell>
          <table:table-cell table:number-columns-repeated="2"/>
        </table:table-row>
        <table:table-row table:style-name="ro3">
          <table:table-cell office:value-type="string">
            <text:p>Cambion</text:p>
          </table:table-cell>
          <table:table-cell/>
          <table:table-cell office:value-type="string">
            <text:p>Grande Ville</text:p>
          </table:table-cell>
          <table:table-cell table:number-columns-repeated="2"/>
        </table:table-row>
        <table:table-row table:style-name="ro2">
          <table:table-cell office:value-type="string">
            <text:p>Centaure</text:p>
          </table:table-cell>
          <table:table-cell/>
          <table:table-cell office:value-type="string">
            <text:p>Plaines</text:p>
          </table:table-cell>
          <table:table-cell table:number-columns-repeated="2"/>
        </table:table-row>
        <table:table-row table:style-name="ro2">
          <table:table-cell office:value-type="string">
            <text:p>Champignon violet</text:p>
          </table:table-cell>
          <table:table-cell/>
          <table:table-cell office:value-type="string">
            <text:p>foret, souterrain</text:p>
          </table:table-cell>
          <table:table-cell table:number-columns-repeated="2"/>
        </table:table-row>
        <table:table-row table:style-name="ro2">
          <table:table-cell office:value-type="string">
            <text:p>Charognard rampant</text:p>
          </table:table-cell>
          <table:table-cell/>
          <table:table-cell office:value-type="string">
            <text:p>cadavres</text:p>
          </table:table-cell>
          <table:table-cell table:number-columns-repeated="2"/>
        </table:table-row>
        <table:table-row table:style-name="ro2">
          <table:table-cell office:value-type="string">
            <text:p>Chevalier de la Mort</text:p>
          </table:table-cell>
          <table:table-cell/>
          <table:table-cell office:value-type="string">
            <text:p>cité détruite</text:p>
          </table:table-cell>
          <table:table-cell table:number-columns-repeated="2"/>
        </table:table-row>
        <table:table-row table:style-name="ro3">
          <table:table-cell office:value-type="string">
            <text:p>Chimère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3">
          <table:table-cell office:value-type="string">
            <text:p>Chuul</text:p>
          </table:table-cell>
          <table:table-cell/>
          <table:table-cell office:value-type="string">
            <text:p>Cité sous les eaux</text:p>
          </table:table-cell>
          <table:table-cell table:number-columns-repeated="2"/>
        </table:table-row>
        <table:table-row table:style-name="ro3">
          <table:table-cell office:value-type="string">
            <text:p>Cockatrice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3">
          <table:table-cell office:value-type="string">
            <text:p>Coualt</text:p>
          </table:table-cell>
          <table:table-cell/>
          <table:table-cell office:value-type="string">
            <text:p>Cité divine</text:p>
          </table:table-cell>
          <table:table-cell table:number-columns-repeated="2"/>
        </table:table-row>
        <table:table-row table:style-name="ro3">
          <table:table-cell office:value-type="string">
            <text:p>Cranefeu</text:p>
          </table:table-cell>
          <table:table-cell/>
          <table:table-cell office:value-type="string">
            <text:p>savoir, necropole</text:p>
          </table:table-cell>
          <table:table-cell table:number-columns-repeated="2"/>
        </table:table-row>
        <table:table-row table:style-name="ro2">
          <table:table-cell office:value-type="string">
            <text:p>Cyclope</text:p>
          </table:table-cell>
          <table:table-cell/>
          <table:table-cell office:value-type="string">
            <text:p>Montagne</text:p>
          </table:table-cell>
          <table:table-cell table:number-columns-repeated="2"/>
        </table:table-row>
        <table:table-row table:style-name="ro3">
          <table:table-cell office:value-type="string">
            <text:p>Demi Dragon</text:p>
          </table:table-cell>
          <table:table-cell/>
          <table:table-cell office:value-type="string">
            <text:p>Elementaire</text:p>
          </table:table-cell>
          <table:table-cell table:number-columns-repeated="2"/>
        </table:table-row>
        <table:table-row table:style-name="ro3">
          <table:table-cell office:value-type="string">
            <text:p>Demi Liche</text:p>
          </table:table-cell>
          <table:table-cell/>
          <table:table-cell office:value-type="string">
            <text:p>Necropole</text:p>
          </table:table-cell>
          <table:table-cell table:number-columns-repeated="2"/>
        </table:table-row>
        <table:table-row table:style-name="ro3">
          <table:table-cell office:value-type="string">
            <text:p>Demons</text:p>
          </table:table-cell>
          <table:table-cell/>
          <table:table-cell office:value-type="string">
            <text:p>thangor</text:p>
          </table:table-cell>
          <table:table-cell table:number-columns-repeated="2"/>
        </table:table-row>
        <table:table-row table:style-name="ro3">
          <table:table-cell office:value-type="string">
            <text:p>Demon, Vrock</text:p>
          </table:table-cell>
          <table:table-cell/>
          <table:table-cell office:value-type="string">
            <text:p>Thangor</text:p>
          </table:table-cell>
          <table:table-cell office:value-type="string">
            <text:p>Zalis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Devoreur Intellect</text:p>
          </table:table-cell>
          <table:table-cell/>
          <table:table-cell office:value-type="string">
            <text:p>Creature Spore ou equivalente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Diables</text:p>
          </table:table-cell>
          <table:table-cell/>
          <table:table-cell office:value-type="string">
            <text:p>Academie Savoir</text:p>
          </table:table-cell>
          <table:table-cell table:number-columns-repeated="2"/>
        </table:table-row>
        <table:table-row table:style-name="ro3">
          <table:table-cell office:value-type="string">
            <text:p>Dinosaures</text:p>
          </table:table-cell>
          <table:table-cell/>
          <table:table-cell office:value-type="string">
            <text:p>Ile perdue oubliée</text:p>
          </table:table-cell>
          <table:table-cell table:number-columns-repeated="2"/>
        </table:table-row>
        <table:table-row table:style-name="ro3">
          <table:table-cell office:value-type="string">
            <text:p>Demon des Ombres</text:p>
          </table:table-cell>
          <table:table-cell/>
          <table:table-cell office:value-type="string">
            <text:p>Ombre</text:p>
          </table:table-cell>
          <table:table-cell table:number-columns-repeated="2"/>
        </table:table-row>
        <table:table-row table:style-name="ro3">
          <table:table-cell office:value-type="string">
            <text:p>Diable Epineux</text:p>
          </table:table-cell>
          <table:table-cell/>
          <table:table-cell office:value-type="string">
            <text:p>Elementaire</text:p>
          </table:table-cell>
          <table:table-cell table:number-columns-repeated="2"/>
        </table:table-row>
        <table:table-row table:style-name="ro3">
          <table:table-cell office:value-type="string">
            <text:p>Diable Osseux</text:p>
          </table:table-cell>
          <table:table-cell/>
          <table:table-cell office:value-type="string">
            <text:p>Elementaire</text:p>
          </table:table-cell>
          <table:table-cell table:number-columns-repeated="2"/>
        </table:table-row>
        <table:table-row table:style-name="ro3">
          <table:table-cell office:value-type="string">
            <text:p>Diablotin</text:p>
          </table:table-cell>
          <table:table-cell/>
          <table:table-cell office:value-type="string">
            <text:p>Elementaire</text:p>
          </table:table-cell>
          <table:table-cell table:number-columns-repeated="2"/>
        </table:table-row>
        <table:table-row table:style-name="ro3">
          <table:table-cell office:value-type="string">
            <text:p>Doppleganger</text:p>
          </table:table-cell>
          <table:table-cell/>
          <table:table-cell office:value-type="string">
            <text:p>Grande Ville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Dracoliche</text:p>
          </table:table-cell>
          <table:table-cell/>
          <table:table-cell office:value-type="string">
            <text:p>Drakmaer</text:p>
          </table:table-cell>
          <table:table-cell table:number-columns-repeated="2"/>
        </table:table-row>
        <table:table-row table:style-name="ro2">
          <table:table-cell office:value-type="string">
            <text:p>Dragon d'Ombre</text:p>
          </table:table-cell>
          <table:table-cell/>
          <table:table-cell office:value-type="string">
            <text:p>Ombre</text:p>
          </table:table-cell>
          <table:table-cell table:number-columns-repeated="2"/>
        </table:table-row>
        <table:table-row table:style-name="ro3">
          <table:table-cell office:value-type="string">
            <text:p>Dragon bleu</text:p>
          </table:table-cell>
          <table:table-cell/>
          <table:table-cell office:value-type="string">
            <text:p>desert</text:p>
          </table:table-cell>
          <table:table-cell table:number-columns-repeated="2"/>
        </table:table-row>
        <table:table-row table:style-name="ro2">
          <table:table-cell office:value-type="string">
            <text:p>Dragon noir</text:p>
          </table:table-cell>
          <table:table-cell/>
          <table:table-cell office:value-type="string">
            <text:p>marécage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ragon Bronze</text:p>
          </table:table-cell>
          <table:table-cell/>
          <table:table-cell office:value-type="string">
            <text:p>littoral</text:p>
          </table:table-cell>
          <table:table-cell table:number-columns-repeated="2"/>
        </table:table-row>
        <table:table-row table:style-name="ro3">
          <table:table-cell office:value-type="string">
            <text:p>Dragon Féerique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2">
          <table:table-cell office:value-type="string">
            <text:p>Dragon Tortue</text:p>
          </table:table-cell>
          <table:table-cell/>
          <table:table-cell office:value-type="string">
            <text:p>Maritime</text:p>
          </table:table-cell>
          <table:table-cell table:number-columns-repeated="2"/>
        </table:table-row>
        <table:table-row table:style-name="ro3">
          <table:table-cell office:value-type="string">
            <text:p>Drider</text:p>
          </table:table-cell>
          <table:table-cell/>
          <table:table-cell office:value-type="string">
            <text:p>Souterrain</text:p>
          </table:table-cell>
          <table:table-cell table:number-columns-repeated="2"/>
        </table:table-row>
        <table:table-row table:style-name="ro3">
          <table:table-cell office:value-type="string">
            <text:p>Dryade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3">
          <table:table-cell office:value-type="string">
            <text:p>Duergar</text:p>
          </table:table-cell>
          <table:table-cell/>
          <table:table-cell office:value-type="string">
            <text:p>Souterrain</text:p>
          </table:table-cell>
          <table:table-cell table:number-columns-repeated="2"/>
        </table:table-row>
        <table:table-row table:style-name="ro3">
          <table:table-cell office:value-type="string">
            <text:p>Elementaire </text:p>
          </table:table-cell>
          <table:table-cell office:value-type="string">
            <text:p>oui</text:p>
          </table:table-cell>
          <table:table-cell office:value-type="string">
            <text:p>Elementaire</text:p>
          </table:table-cell>
          <table:table-cell office:value-type="string">
            <text:p>Baneheru de Ilzagal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mpyréen</text:p>
          </table:table-cell>
          <table:table-cell/>
          <table:table-cell office:value-type="string">
            <text:p>Plan Exterieur</text:p>
          </table:table-cell>
          <table:table-cell table:number-columns-repeated="2"/>
        </table:table-row>
        <table:table-row table:style-name="ro3">
          <table:table-cell office:value-type="string">
            <text:p>Enlaceur</text:p>
          </table:table-cell>
          <table:table-cell/>
          <table:table-cell office:value-type="string">
            <text:p>Souterrain</text:p>
          </table:table-cell>
          <table:table-cell table:number-columns-repeated="2"/>
        </table:table-row>
        <table:table-row table:style-name="ro3">
          <table:table-cell office:value-type="string">
            <text:p>Epouvantail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3">
          <table:table-cell office:value-type="string">
            <text:p>Esprit follet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3">
          <table:table-cell office:value-type="string">
            <text:p>Ettercap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3">
          <table:table-cell office:value-type="string">
            <text:p>Ettin</text:p>
          </table:table-cell>
          <table:table-cell/>
          <table:table-cell office:value-type="string">
            <text:p>Montagne</text:p>
          </table:table-cell>
          <table:table-cell table:number-columns-repeated="2"/>
        </table:table-row>
        <table:table-row table:style-name="ro3">
          <table:table-cell office:value-type="string">
            <text:p>Fantome</text:p>
          </table:table-cell>
          <table:table-cell/>
          <table:table-cell office:value-type="string">
            <text:p>Mort Vivant</text:p>
          </table:table-cell>
          <table:table-cell table:number-columns-repeated="2"/>
        </table:table-row>
        <table:table-row table:style-name="ro3">
          <table:table-cell office:value-type="string">
            <text:p>Feu follet</text:p>
          </table:table-cell>
          <table:table-cell/>
          <table:table-cell office:value-type="string">
            <text:p>marecage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lagelleur mental</text:p>
          </table:table-cell>
          <table:table-cell/>
          <table:table-cell office:value-type="string">
            <text:p>Creature Spore ou equivalente</text:p>
          </table:table-cell>
          <table:table-cell table:number-columns-repeated="2"/>
        </table:table-row>
        <table:table-row table:style-name="ro3">
          <table:table-cell office:value-type="string">
            <text:p>Fomorien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3">
          <table:table-cell office:value-type="string">
            <text:p>Galeb Duhr</text:p>
          </table:table-cell>
          <table:table-cell/>
          <table:table-cell office:value-type="string">
            <text:p>Elementaire</text:p>
          </table:table-cell>
          <table:table-cell table:number-columns-repeated="2"/>
        </table:table-row>
        <table:table-row table:style-name="ro2">
          <table:table-cell office:value-type="string">
            <text:p>gargouille</text:p>
          </table:table-cell>
          <table:table-cell/>
          <table:table-cell office:value-type="string">
            <text:p>agent Roi Sorcier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arde Animé</text:p>
          </table:table-cell>
          <table:table-cell/>
          <table:table-cell office:value-type="string">
            <text:p>Forteresse</text:p>
          </table:table-cell>
          <table:table-cell table:number-columns-repeated="2"/>
        </table:table-row>
        <table:table-row table:style-name="ro3">
          <table:table-cell office:value-type="string">
            <text:p>Garou-Chacal</text:p>
          </table:table-cell>
          <table:table-cell/>
          <table:table-cell office:value-type="string">
            <text:p>desert</text:p>
          </table:table-cell>
          <table:table-cell table:number-columns-repeated="2"/>
        </table:table-row>
        <table:table-row table:style-name="ro2">
          <table:table-cell office:value-type="string">
            <text:p>Garou-Corbeau</text:p>
          </table:table-cell>
          <table:table-cell/>
          <table:table-cell office:value-type="string">
            <text:p>Domaine de la Foret</text:p>
          </table:table-cell>
          <table:table-cell/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Génies</text:p>
          </table:table-cell>
          <table:table-cell/>
          <table:table-cell office:value-type="string">
            <text:p>Elementaire</text:p>
          </table:table-cell>
          <table:table-cell table:number-columns-repeated="2"/>
        </table:table-row>
        <table:table-row table:style-name="ro3">
          <table:table-cell office:value-type="string">
            <text:p>Geants</text:p>
          </table:table-cell>
          <table:table-cell/>
          <table:table-cell office:value-type="string">
            <text:p>Elementaire</text:p>
          </table:table-cell>
          <table:table-cell table:number-columns-repeated="2"/>
        </table:table-row>
        <table:table-row table:style-name="ro3">
          <table:table-cell office:value-type="string">
            <text:p>Geants des Pierre</text:p>
          </table:table-cell>
          <table:table-cell/>
          <table:table-cell office:value-type="string">
            <text:p>Rebelle vs Roi Sorcier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Gith</text:p>
          </table:table-cell>
          <table:table-cell/>
          <table:table-cell office:value-type="string">
            <text:p>Astral</text:p>
          </table:table-cell>
          <table:table-cell table:number-columns-repeated="2"/>
        </table:table-row>
        <table:table-row table:style-name="ro3">
          <table:table-cell office:value-type="string">
            <text:p>Gnoll</text:p>
          </table:table-cell>
          <table:table-cell office:value-type="string">
            <text:p>oui</text:p>
          </table:table-cell>
          <table:table-cell office:value-type="string">
            <text:p>(Traversée du retour)</text:p>
          </table:table-cell>
          <table:table-cell office:value-type="string">
            <text:p>Hagre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Gobelin</text:p>
          </table:table-cell>
          <table:table-cell office:value-type="string">
            <text:p>oui</text:p>
          </table:table-cell>
          <table:table-cell office:value-type="string">
            <text:p>Ruines / traversée</text:p>
          </table:table-cell>
          <table:table-cell office:value-type="string">
            <text:p>Snog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Gobelours</text:p>
          </table:table-cell>
          <table:table-cell/>
          <table:table-cell office:value-type="string">
            <text:p>Assaut Pydemian</text:p>
          </table:table-cell>
          <table:table-cell table:number-columns-repeated="2"/>
        </table:table-row>
        <table:table-row table:style-name="ro2">
          <table:table-cell office:value-type="string">
            <text:p>Golems</text:p>
          </table:table-cell>
          <table:table-cell/>
          <table:table-cell office:value-type="string">
            <text:p>Protection Roi Sorcier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rgone</text:p>
          </table:table-cell>
          <table:table-cell table:number-columns-repeated="4"/>
        </table:table-row>
        <table:table-row table:style-name="ro2">
          <table:table-cell office:value-type="string">
            <text:p>Goule</text:p>
          </table:table-cell>
          <table:table-cell/>
          <table:table-cell office:value-type="string">
            <text:p>Abysses</text:p>
          </table:table-cell>
          <table:table-cell table:number-columns-repeated="2"/>
        </table:table-row>
        <table:table-row table:style-name="ro3">
          <table:table-cell office:value-type="string">
            <text:p>Grell</text:p>
          </table:table-cell>
          <table:table-cell/>
          <table:table-cell office:value-type="string">
            <text:p>Creature Spore ou equivalente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Grick</text:p>
          </table:table-cell>
          <table:table-cell/>
          <table:table-cell office:value-type="string">
            <text:p>Souterrain</text:p>
          </table:table-cell>
          <table:table-cell table:number-columns-repeated="2"/>
        </table:table-row>
        <table:table-row table:style-name="ro3">
          <table:table-cell office:value-type="string">
            <text:p>Griffon</text:p>
          </table:table-cell>
          <table:table-cell/>
          <table:table-cell office:value-type="string">
            <text:p>Moyen de deplacement</text:p>
          </table:table-cell>
          <table:table-cell table:number-columns-repeated="2"/>
        </table:table-row>
        <table:table-row table:style-name="ro3">
          <table:table-cell office:value-type="string">
            <text:p>Guenaudes</text:p>
          </table:table-cell>
          <table:table-cell/>
          <table:table-cell office:value-type="string">
            <text:p>Sorcieres marais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arpie</text:p>
          </table:table-cell>
          <table:table-cell office:value-type="string">
            <text:p>oui</text:p>
          </table:table-cell>
          <table:table-cell office:value-type="string">
            <text:p>Montagne</text:p>
          </table:table-cell>
          <table:table-cell office:value-type="string">
            <text:p>Ambros, Zalis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Hibours</text:p>
          </table:table-cell>
          <table:table-cell/>
          <table:table-cell office:value-type="string">
            <text:p>Ombre</text:p>
          </table:table-cell>
          <table:table-cell table:number-columns-repeated="2"/>
        </table:table-row>
        <table:table-row table:style-name="ro3">
          <table:table-cell office:value-type="string">
            <text:p>Hezrou</text:p>
          </table:table-cell>
          <table:table-cell/>
          <table:table-cell office:value-type="string">
            <text:p>Souterrain</text:p>
          </table:table-cell>
          <table:table-cell table:number-columns-repeated="2"/>
        </table:table-row>
        <table:table-row table:style-name="ro3">
          <table:table-cell office:value-type="string">
            <text:p>Hippogriffe</text:p>
          </table:table-cell>
          <table:table-cell/>
          <table:table-cell office:value-type="string">
            <text:p>Moyen de deplacement</text:p>
          </table:table-cell>
          <table:table-cell table:number-columns-repeated="2"/>
        </table:table-row>
        <table:table-row table:style-name="ro3">
          <table:table-cell office:value-type="string">
            <text:p>Hobgobelin</text:p>
          </table:table-cell>
          <table:table-cell table:number-columns-repeated="4"/>
        </table:table-row>
        <table:table-row table:style-name="ro3">
          <table:table-cell office:value-type="string">
            <text:p>Homme Lezard</text:p>
          </table:table-cell>
          <table:table-cell/>
          <table:table-cell office:value-type="string">
            <text:p>Soldat Roi Sorcier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Homme Poisson</text:p>
          </table:table-cell>
          <table:table-cell/>
          <table:table-cell office:value-type="string">
            <text:p>Maritime</text:p>
          </table:table-cell>
          <table:table-cell table:number-columns-repeated="2"/>
        </table:table-row>
        <table:table-row table:style-name="ro2">
          <table:table-cell office:value-type="string">
            <text:p>Homoncule</text:p>
          </table:table-cell>
          <table:table-cell/>
          <table:table-cell office:value-type="string">
            <text:p>Serviteur Sorcier</text:p>
          </table:table-cell>
          <table:table-cell table:number-columns-repeated="2"/>
        </table:table-row>
        <table:table-row table:style-name="ro2">
          <table:table-cell office:value-type="string">
            <text:p>Horreur casquée</text:p>
          </table:table-cell>
          <table:table-cell/>
          <table:table-cell office:value-type="string">
            <text:p>Prince Marchand</text:p>
          </table:table-cell>
          <table:table-cell table:number-columns-repeated="2"/>
        </table:table-row>
        <table:table-row table:style-name="ro2">
          <table:table-cell office:value-type="string">
            <text:p>Horreur crochue</text:p>
          </table:table-cell>
          <table:table-cell/>
          <table:table-cell office:value-type="string">
            <text:p>Souterrain</text:p>
          </table:table-cell>
          <table:table-cell table:number-columns-repeated="2"/>
        </table:table-row>
        <table:table-row table:style-name="ro3">
          <table:table-cell office:value-type="string">
            <text:p>Hydre</text:p>
          </table:table-cell>
          <table:table-cell/>
          <table:table-cell office:value-type="string">
            <text:p>Soigner Marecage ?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Kenku</text:p>
          </table:table-cell>
          <table:table-cell/>
          <table:table-cell office:value-type="string">
            <text:p>Domaine de la Foret</text:p>
          </table:table-cell>
          <table:table-cell table:number-columns-repeated="2"/>
        </table:table-row>
        <table:table-row table:style-name="ro2">
          <table:table-cell office:value-type="string">
            <text:p>Kobold</text:p>
          </table:table-cell>
          <table:table-cell/>
          <table:table-cell office:value-type="string">
            <text:p>Serviteur Dragon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Kraken</text:p>
          </table:table-cell>
          <table:table-cell office:value-type="string">
            <text:p>oui</text:p>
          </table:table-cell>
          <table:table-cell office:value-type="string">
            <text:p>Maritime</text:p>
          </table:table-cell>
          <table:table-cell office:value-type="string">
            <text:p>Kraken de Pydemia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Kuo Toa</text:p>
          </table:table-cell>
          <table:table-cell/>
          <table:table-cell office:value-type="string">
            <text:p>Maritime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Lamie</text:p>
          </table:table-cell>
          <table:table-cell/>
          <table:table-cell office:value-type="string">
            <text:p>desert</text:p>
          </table:table-cell>
          <table:table-cell table:number-columns-repeated="2"/>
        </table:table-row>
        <table:table-row table:style-name="ro2">
          <table:table-cell office:value-type="string">
            <text:p>Larve des roches</text:p>
          </table:table-cell>
          <table:table-cell/>
          <table:table-cell office:value-type="string">
            <text:p>Souterrain</text:p>
          </table:table-cell>
          <table:table-cell table:number-columns-repeated="2"/>
        </table:table-row>
        <table:table-row table:style-name="ro3">
          <table:table-cell office:value-type="string">
            <text:p>Liche</text:p>
          </table:table-cell>
          <table:table-cell/>
          <table:table-cell office:value-type="string">
            <text:p>plan negatif</text:p>
          </table:table-cell>
          <table:table-cell table:number-columns-repeated="2"/>
        </table:table-row>
        <table:table-row table:style-name="ro3">
          <table:table-cell office:value-type="string">
            <text:p>Licorne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3">
          <table:table-cell office:value-type="string">
            <text:p>lycanthropes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2">
          <table:table-cell office:value-type="string">
            <text:p>Main rampante</text:p>
          </table:table-cell>
          <table:table-cell/>
          <table:table-cell office:value-type="string">
            <text:p>Grande Ville</text:p>
          </table:table-cell>
          <table:table-cell table:number-columns-repeated="2"/>
        </table:table-row>
        <table:table-row table:style-name="ro3">
          <table:table-cell office:value-type="string">
            <text:p>Magmatique</text:p>
          </table:table-cell>
          <table:table-cell/>
          <table:table-cell office:value-type="string">
            <text:p>Elementaire</text:p>
          </table:table-cell>
          <table:table-cell table:number-columns-repeated="2"/>
        </table:table-row>
        <table:table-row table:style-name="ro2">
          <table:table-cell office:value-type="string">
            <text:p>Mante Obscure</text:p>
          </table:table-cell>
          <table:table-cell/>
          <table:table-cell office:value-type="string">
            <text:p>Souterrain</text:p>
          </table:table-cell>
          <table:table-cell table:number-columns-repeated="2"/>
        </table:table-row>
        <table:table-row table:style-name="ro3">
          <table:table-cell office:value-type="string">
            <text:p>Manteleur</text:p>
          </table:table-cell>
          <table:table-cell/>
          <table:table-cell office:value-type="string">
            <text:p>Maritime</text:p>
          </table:table-cell>
          <table:table-cell table:number-columns-repeated="2"/>
        </table:table-row>
        <table:table-row table:style-name="ro3">
          <table:table-cell office:value-type="string">
            <text:p>Manticore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2">
          <table:table-cell office:value-type="string">
            <text:p>Mastodonte des ombres</text:p>
          </table:table-cell>
          <table:table-cell/>
          <table:table-cell office:value-type="string">
            <text:p>Souterrain</text:p>
          </table:table-cell>
          <table:table-cell table:number-columns-repeated="2"/>
        </table:table-row>
        <table:table-row table:style-name="ro3">
          <table:table-cell office:value-type="string">
            <text:p>Meduse</text:p>
          </table:table-cell>
          <table:table-cell/>
          <table:table-cell office:value-type="string">
            <text:p>Ruines</text:p>
          </table:table-cell>
          <table:table-cell table:number-columns-repeated="2"/>
        </table:table-row>
        <table:table-row table:style-name="ro3">
          <table:table-cell office:value-type="string">
            <text:p>Mephite</text:p>
          </table:table-cell>
          <table:table-cell office:value-type="string">
            <text:p>oui</text:p>
          </table:table-cell>
          <table:table-cell office:value-type="string">
            <text:p>Ruines</text:p>
          </table:table-cell>
          <table:table-cell office:value-type="string">
            <text:p>Gardien du coffr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Merrow</text:p>
          </table:table-cell>
          <table:table-cell/>
          <table:table-cell office:value-type="string">
            <text:p>Maritime</text:p>
          </table:table-cell>
          <table:table-cell table:number-columns-repeated="2"/>
        </table:table-row>
        <table:table-row table:style-name="ro3">
          <table:table-cell office:value-type="string">
            <text:p>Mimique</text:p>
          </table:table-cell>
          <table:table-cell/>
          <table:table-cell office:value-type="string">
            <text:p>Tresor</text:p>
          </table:table-cell>
          <table:table-cell table:number-columns-repeated="2"/>
        </table:table-row>
        <table:table-row table:style-name="ro3">
          <table:table-cell office:value-type="string">
            <text:p>Minotaure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3">
          <table:table-cell office:value-type="string">
            <text:p>Mordron</text:p>
          </table:table-cell>
          <table:table-cell/>
          <table:table-cell office:value-type="string">
            <text:p>Plan Exterieur</text:p>
          </table:table-cell>
          <table:table-cell table:number-columns-repeated="2"/>
        </table:table-row>
        <table:table-row table:style-name="ro3">
          <table:table-cell office:value-type="string">
            <text:p>Momies</text:p>
          </table:table-cell>
          <table:table-cell/>
          <table:table-cell office:value-type="string">
            <text:p>desert</text:p>
          </table:table-cell>
          <table:table-cell table:number-columns-repeated="2"/>
        </table:table-row>
        <table:table-row table:style-name="ro3">
          <table:table-cell office:value-type="string">
            <text:p>Myconides</text:p>
          </table:table-cell>
          <table:table-cell/>
          <table:table-cell office:value-type="string">
            <text:p>Souterrain</text:p>
          </table:table-cell>
          <table:table-cell table:number-columns-repeated="2"/>
        </table:table-row>
        <table:table-row table:style-name="ro2">
          <table:table-cell office:value-type="string">
            <text:p>Molosse infernal</text:p>
          </table:table-cell>
          <table:table-cell/>
          <table:table-cell office:value-type="string">
            <text:p>Abysses</text:p>
          </table:table-cell>
          <table:table-cell table:number-columns-repeated="2"/>
        </table:table-row>
        <table:table-row table:style-name="ro3">
          <table:table-cell office:value-type="string">
            <text:p>Nagas</text:p>
          </table:table-cell>
          <table:table-cell/>
          <table:table-cell office:value-type="string">
            <text:p>Jungles</text:p>
          </table:table-cell>
          <table:table-cell table:number-columns-repeated="2"/>
        </table:table-row>
        <table:table-row table:style-name="ro3">
          <table:table-cell office:value-type="string">
            <text:p>Necrophage</text:p>
          </table:table-cell>
          <table:table-cell office:value-type="string">
            <text:p>oui</text:p>
          </table:table-cell>
          <table:table-cell office:value-type="string">
            <text:p>En dessous Pydemian</text:p>
          </table:table-cell>
          <table:table-cell office:value-type="string">
            <text:p>Pyralan Venerabl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Nothic</text:p>
          </table:table-cell>
          <table:table-cell/>
          <table:table-cell office:value-type="string">
            <text:p>Academie Savoir</text:p>
          </table:table-cell>
          <table:table-cell table:number-columns-repeated="2"/>
        </table:table-row>
        <table:table-row table:style-name="ro3">
          <table:table-cell office:value-type="string">
            <text:p>Objets animés</text:p>
          </table:table-cell>
          <table:table-cell/>
          <table:table-cell office:value-type="string">
            <text:p>Academie Savoir</text:p>
          </table:table-cell>
          <table:table-cell table:number-columns-repeated="2"/>
        </table:table-row>
        <table:table-row table:style-name="ro3">
          <table:table-cell office:value-type="string">
            <text:p>Ogre</text:p>
          </table:table-cell>
          <table:table-cell/>
          <table:table-cell office:value-type="string">
            <text:p>Souterrain de Ilzagal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Ombre</text:p>
          </table:table-cell>
          <table:table-cell/>
          <table:table-cell office:value-type="string">
            <text:p>village devasté ?</text:p>
          </table:table-cell>
          <table:table-cell table:number-columns-repeated="2"/>
        </table:table-row>
        <table:table-row table:style-name="ro3">
          <table:table-cell office:value-type="string">
            <text:p>Oni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3">
          <table:table-cell office:value-type="string">
            <text:p>Orc</text:p>
          </table:table-cell>
          <table:table-cell office:value-type="string">
            <text:p>oui</text:p>
          </table:table-cell>
          <table:table-cell office:value-type="string">
            <text:p>Elu Devoreur</text:p>
          </table:table-cell>
          <table:table-cell office:value-type="string">
            <text:p>Shaeleg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Otyugh</text:p>
          </table:table-cell>
          <table:table-cell/>
          <table:table-cell office:value-type="string">
            <text:p>charognes</text:p>
          </table:table-cell>
          <table:table-cell table:number-columns-repeated="2"/>
        </table:table-row>
        <table:table-row table:style-name="ro3">
          <table:table-cell office:value-type="string">
            <text:p>Oxydeur</text:p>
          </table:table-cell>
          <table:table-cell/>
          <table:table-cell office:value-type="string">
            <text:p>charognes</text:p>
          </table:table-cell>
          <table:table-cell table:number-columns-repeated="2"/>
        </table:table-row>
        <table:table-row table:style-name="ro3">
          <table:table-cell office:value-type="string">
            <text:p>Pegase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2">
          <table:table-cell office:value-type="string">
            <text:p>Perforateur</text:p>
          </table:table-cell>
          <table:table-cell/>
          <table:table-cell office:value-type="string">
            <text:p>Souterrain</text:p>
          </table:table-cell>
          <table:table-cell table:number-columns-repeated="2"/>
        </table:table-row>
        <table:table-row table:style-name="ro3">
          <table:table-cell office:value-type="string">
            <text:p>Peryton</text:p>
          </table:table-cell>
          <table:table-cell/>
          <table:table-cell office:value-type="string">
            <text:p>Montagne</text:p>
          </table:table-cell>
          <table:table-cell table:number-columns-repeated="2"/>
        </table:table-row>
        <table:table-row table:style-name="ro3">
          <table:table-cell office:value-type="string">
            <text:p>Pixie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3">
          <table:table-cell office:value-type="string">
            <text:p>Pseudodragon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3">
          <table:table-cell office:value-type="string">
            <text:p>Quaggoth</text:p>
          </table:table-cell>
          <table:table-cell/>
          <table:table-cell office:value-type="string">
            <text:p>Souterrain</text:p>
          </table:table-cell>
          <table:table-cell table:number-columns-repeated="2"/>
        </table:table-row>
        <table:table-row table:style-name="ro3">
          <table:table-cell office:value-type="string">
            <text:p>Rakshasa</text:p>
          </table:table-cell>
          <table:table-cell/>
          <table:table-cell office:value-type="string">
            <text:p>Jungles</text:p>
          </table:table-cell>
          <table:table-cell table:number-columns-repeated="2"/>
        </table:table-row>
        <table:table-row table:style-name="ro3">
          <table:table-cell office:value-type="string">
            <text:p>Remorhaz</text:p>
          </table:table-cell>
          <table:table-cell/>
          <table:table-cell office:value-type="string">
            <text:p>Montagne</text:p>
          </table:table-cell>
          <table:table-cell table:number-columns-repeated="2"/>
        </table:table-row>
        <table:table-row table:style-name="ro2">
          <table:table-cell office:value-type="string">
            <text:p>Revenant</text:p>
          </table:table-cell>
          <table:table-cell/>
          <table:table-cell office:value-type="string">
            <text:p>Mort Vivant</text:p>
          </table:table-cell>
          <table:table-cell table:number-columns-repeated="2"/>
        </table:table-row>
        <table:table-row table:style-name="ro2">
          <table:table-cell office:value-type="string">
            <text:p>Roc</text:p>
          </table:table-cell>
          <table:table-cell/>
          <table:table-cell office:value-type="string">
            <text:p>Montagne</text:p>
          </table:table-cell>
          <table:table-cell table:number-columns-repeated="2"/>
        </table:table-row>
        <table:table-row table:style-name="ro3">
          <table:table-cell office:value-type="string">
            <text:p>Sahuagin</text:p>
          </table:table-cell>
          <table:table-cell office:value-type="string">
            <text:p>oui</text:p>
          </table:table-cell>
          <table:table-cell office:value-type="string">
            <text:p>Maritime</text:p>
          </table:table-cell>
          <table:table-cell office:value-type="string">
            <text:p>Baron Kagat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alamandre</text:p>
          </table:table-cell>
          <table:table-cell/>
          <table:table-cell office:value-type="string">
            <text:p>Elementaire</text:p>
          </table:table-cell>
          <table:table-cell table:number-columns-repeated="2"/>
        </table:table-row>
        <table:table-row table:style-name="ro3">
          <table:table-cell office:value-type="string">
            <text:p>Satyr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3">
          <table:table-cell office:value-type="string">
            <text:p>Saule etrangleur</text:p>
          </table:table-cell>
          <table:table-cell/>
          <table:table-cell office:value-type="string">
            <text:p>Voyage</text:p>
          </table:table-cell>
          <table:table-cell table:number-columns-repeated="2"/>
        </table:table-row>
        <table:table-row table:style-name="ro3">
          <table:table-cell office:value-type="string">
            <text:p>Sibylle de l'Eau</text:p>
          </table:table-cell>
          <table:table-cell/>
          <table:table-cell office:value-type="string">
            <text:p>Elementaire</text:p>
          </table:table-cell>
          <table:table-cell table:number-columns-repeated="2"/>
        </table:table-row>
        <table:table-row table:style-name="ro3">
          <table:table-cell office:value-type="string">
            <text:p>Slaads</text:p>
          </table:table-cell>
          <table:table-cell/>
          <table:table-cell office:value-type="string">
            <text:p>Abysses</text:p>
          </table:table-cell>
          <table:table-cell table:number-columns-repeated="2"/>
        </table:table-row>
        <table:table-row table:style-name="ro2">
          <table:table-cell office:value-type="string">
            <text:p>Spectre</text:p>
          </table:table-cell>
          <table:table-cell/>
          <table:table-cell office:value-type="string">
            <text:p>massacre</text:p>
          </table:table-cell>
          <table:table-cell table:number-columns-repeated="2"/>
        </table:table-row>
        <table:table-row table:style-name="ro3">
          <table:table-cell office:value-type="string">
            <text:p>Sphynx</text:p>
          </table:table-cell>
          <table:table-cell/>
          <table:table-cell office:value-type="string">
            <text:p>desert</text:p>
          </table:table-cell>
          <table:table-cell table:number-columns-repeated="2"/>
        </table:table-row>
        <table:table-row table:style-name="ro3">
          <table:table-cell office:value-type="string">
            <text:p>Squelette</text:p>
          </table:table-cell>
          <table:table-cell/>
          <table:table-cell office:value-type="string">
            <text:p>debris passé</text:p>
          </table:table-cell>
          <table:table-cell table:number-columns-repeated="2"/>
        </table:table-row>
        <table:table-row table:style-name="ro3">
          <table:table-cell office:value-type="string">
            <text:p>Stirge</text:p>
          </table:table-cell>
          <table:table-cell/>
          <table:table-cell office:value-type="string">
            <text:p>marecage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uccube</text:p>
          </table:table-cell>
          <table:table-cell/>
          <table:table-cell office:value-type="string">
            <text:p>Grande Ville</text:p>
          </table:table-cell>
          <table:table-cell table:number-columns-repeated="2"/>
        </table:table-row>
        <table:table-row table:style-name="ro3">
          <table:table-cell office:value-type="string">
            <text:p>Sylvanien</text:p>
          </table:table-cell>
          <table:table-cell/>
          <table:table-cell office:value-type="string">
            <text:p>grande foret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terreur des roches</text:p>
          </table:table-cell>
          <table:table-cell/>
          <table:table-cell office:value-type="string">
            <text:p>Souterrain</text:p>
          </table:table-cell>
          <table:table-cell table:number-columns-repeated="2"/>
        </table:table-row>
        <table:table-row table:style-name="ro3">
          <table:table-cell office:value-type="string">
            <text:p>tertre errant</text:p>
          </table:table-cell>
          <table:table-cell/>
          <table:table-cell office:value-type="string">
            <text:p>marecage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Thri-kreen</text:p>
          </table:table-cell>
          <table:table-cell/>
          <table:table-cell office:value-type="string">
            <text:p>desert</text:p>
          </table:table-cell>
          <table:table-cell table:number-columns-repeated="2"/>
        </table:table-row>
        <table:table-row table:style-name="ro3">
          <table:table-cell office:value-type="string">
            <text:p>Torve</text:p>
          </table:table-cell>
          <table:table-cell/>
          <table:table-cell office:value-type="string">
            <text:p>creature Spore ou equivalente</text:p>
          </table:table-cell>
          <table:table-cell table:number-columns-repeated="2"/>
        </table:table-row>
        <table:table-row table:style-name="ro2">
          <table:table-cell office:value-type="string">
            <text:p>traqueur invisible</text:p>
          </table:table-cell>
          <table:table-cell/>
          <table:table-cell office:value-type="string">
            <text:p>intrigue</text:p>
          </table:table-cell>
          <table:table-cell table:number-columns-repeated="2"/>
        </table:table-row>
        <table:table-row table:style-name="ro2">
          <table:table-cell office:value-type="string">
            <text:p>Troglodyte</text:p>
          </table:table-cell>
          <table:table-cell/>
          <table:table-cell office:value-type="string">
            <text:p>Souterrain</text:p>
          </table:table-cell>
          <table:table-cell table:number-columns-repeated="2"/>
        </table:table-row>
        <table:table-row table:style-name="ro3">
          <table:table-cell office:value-type="string">
            <text:p>troll</text:p>
          </table:table-cell>
          <table:table-cell/>
          <table:table-cell office:value-type="string">
            <text:p>assaut Pydemian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Tyrannoeil</text:p>
          </table:table-cell>
          <table:table-cell/>
          <table:table-cell office:value-type="string">
            <text:p>Prince Marchand</text:p>
          </table:table-cell>
          <table:table-cell table:number-columns-repeated="2"/>
        </table:table-row>
        <table:table-row table:style-name="ro3">
          <table:table-cell office:value-type="string">
            <text:p>Tyramort</text:p>
          </table:table-cell>
          <table:table-cell/>
          <table:table-cell office:value-type="string">
            <text:p>Academie Savoir</text:p>
          </table:table-cell>
          <table:table-cell table:number-columns-repeated="2"/>
        </table:table-row>
        <table:table-row table:style-name="ro3">
          <table:table-cell office:value-type="string">
            <text:p>Spectateur</text:p>
          </table:table-cell>
          <table:table-cell/>
          <table:table-cell office:value-type="string">
            <text:p>Academie Savoir</text:p>
          </table:table-cell>
          <table:table-cell table:number-columns-repeated="2"/>
        </table:table-row>
        <table:table-row table:style-name="ro3">
          <table:table-cell office:value-type="string">
            <text:p>Vampire</text:p>
          </table:table-cell>
          <table:table-cell/>
          <table:table-cell office:value-type="string">
            <text:p>fae</text:p>
          </table:table-cell>
          <table:table-cell table:number-columns-repeated="2"/>
        </table:table-row>
        <table:table-row table:style-name="ro2">
          <table:table-cell office:value-type="string">
            <text:p>vase</text:p>
          </table:table-cell>
          <table:table-cell office:value-type="string">
            <text:p>oui</text:p>
          </table:table-cell>
          <table:table-cell office:value-type="string">
            <text:p>Souterrain</text:p>
          </table:table-cell>
          <table:table-cell office:value-type="string">
            <text:p>ruines de la tou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Ver Pourpre</text:p>
          </table:table-cell>
          <table:table-cell office:value-type="string">
            <text:p>oui</text:p>
          </table:table-cell>
          <table:table-cell office:value-type="string">
            <text:p>Assaut Pydemian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Vouivre</text:p>
          </table:table-cell>
          <table:table-cell/>
          <table:table-cell office:value-type="string">
            <text:p>moyen de deplacement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Xorn</text:p>
          </table:table-cell>
          <table:table-cell/>
          <table:table-cell office:value-type="string">
            <text:p>elementaire</text:p>
          </table:table-cell>
          <table:table-cell table:number-columns-repeated="2"/>
        </table:table-row>
        <table:table-row table:style-name="ro2">
          <table:table-cell office:value-type="string">
            <text:p>Yeti</text:p>
          </table:table-cell>
          <table:table-cell/>
          <table:table-cell office:value-type="string">
            <text:p>Montagne</text:p>
          </table:table-cell>
          <table:table-cell table:number-columns-repeated="2"/>
        </table:table-row>
        <table:table-row table:style-name="ro3">
          <table:table-cell office:value-type="string">
            <text:p>Yuan Ti</text:p>
          </table:table-cell>
          <table:table-cell/>
          <table:table-cell office:value-type="string">
            <text:p>Jungles</text:p>
          </table:table-cell>
          <table:table-cell table:number-columns-repeated="2"/>
        </table:table-row>
        <table:table-row table:style-name="ro3">
          <table:table-cell office:value-type="string">
            <text:p>Yugoloth</text:p>
          </table:table-cell>
          <table:table-cell/>
          <table:table-cell office:value-type="string">
            <text:p>Abysses</text:p>
          </table:table-cell>
          <table:table-cell table:number-columns-repeated="2"/>
        </table:table-row>
        <table:table-row table:style-name="ro3">
          <table:table-cell office:value-type="string">
            <text:p>worg</text:p>
          </table:table-cell>
          <table:table-cell/>
          <table:table-cell office:value-type="string">
            <text:p>moyen de deplacement</text:p>
          </table:table-cell>
          <table:table-cell table:number-columns-repeated="2"/>
        </table:table-row>
        <table:table-row table:style-name="ro3">
          <table:table-cell office:value-type="string">
            <text:p>zombi</text:p>
          </table:table-cell>
          <table:table-cell office:value-type="string">
            <text:p>oui</text:p>
          </table:table-cell>
          <table:table-cell office:value-type="string">
            <text:p>En dessous Pydemian</text:p>
          </table:table-cell>
          <table:table-cell office:value-type="string">
            <text:p>Nains, Devenroar</text:p>
          </table:table-cell>
          <table:table-cell office:value-type="float" office:value="1">
            <text:p>1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NPC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Role intrigue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Tiers</text:p>
          </table:table-cell>
          <table:table-cell table:style-name="ce1" office:value-type="string">
            <text:p>Secret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AAA</text:p>
          </table:table-cell>
          <table:table-cell office:value-type="string">
            <text:p>Aboleth</text:p>
          </table:table-cell>
          <table:table-cell office:value-type="string">
            <text:p>Le Chef des Espions dans une grande ville hostile. Proche du Culte.</text:p>
          </table:table-cell>
          <table:table-cell office:value-type="string">
            <text:p>Independant</text:p>
          </table:table-cell>
          <table:table-cell office:value-type="float" office:value="3">
            <text:p>3</text:p>
          </table:table-cell>
          <table:table-cell office:value-type="string">
            <text:p>Recoit régulièrement des invitations du Culte, et susceptible de les rejoindre en cas de difficulté.</text:p>
          </table:table-cell>
          <table:table-cell table:number-columns-repeated="1016"/>
        </table:table-row>
        <table:table-row table:style-name="ro2">
          <table:table-cell office:value-type="string">
            <text:p>AAB</text:p>
          </table:table-cell>
          <table:table-cell office:value-type="string">
            <text:p>Aboleth</text:p>
          </table:table-cell>
          <table:table-cell office:value-type="string">
            <text:p>Vénéré comme une divinité par un peuple d'humains d'une ile isolée.</text:p>
          </table:table-cell>
          <table:table-cell office:value-type="string">
            <text:p>Aboleth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AC</text:p>
          </table:table-cell>
          <table:table-cell office:value-type="string">
            <text:p>Aboleth</text:p>
          </table:table-cell>
          <table:table-cell office:value-type="string">
            <text:p>Grand Chef du Culte de l'Oeil des Abysses de la Région.</text:p>
          </table:table-cell>
          <table:table-cell office:value-type="string">
            <text:p>Oeil Abysse</text:p>
          </table:table-cell>
          <table:table-cell office:value-type="float" office:value="4">
            <text:p>4</text:p>
          </table:table-cell>
          <table:table-cell office:value-type="string">
            <text:p>Créateur de l'Oeil lui-même.</text:p>
          </table:table-cell>
          <table:table-cell table:number-columns-repeated="1016"/>
        </table:table-row>
        <table:table-row table:style-name="ro2">
          <table:table-cell office:value-type="string">
            <text:p>AAD</text:p>
          </table:table-cell>
          <table:table-cell office:value-type="string">
            <text:p>Aarakocre</text:p>
          </table:table-cell>
          <table:table-cell office:value-type="string">
            <text:p>Chasseur de Demon, exilé de sa tribu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AE</text:p>
          </table:table-cell>
          <table:table-cell office:value-type="string">
            <text:p>Aarakocre</text:p>
          </table:table-cell>
          <table:table-cell office:value-type="string">
            <text:p>Tribu associé à un Cyclone, luttant contre les grandes vagues.</text:p>
          </table:table-cell>
          <table:table-cell office:value-type="string">
            <text:p>Independa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AF</text:p>
          </table:table-cell>
          <table:table-cell office:value-type="string">
            <text:p>Aarakocre</text:p>
          </table:table-cell>
          <table:table-cell office:value-type="string">
            <text:p>Gardien du portail vers le Plan Elementaire du Vent, pour le Banni.</text:p>
          </table:table-cell>
          <table:table-cell office:value-type="string">
            <text:p>Banni</text:p>
          </table:table-cell>
          <table:table-cell office:value-type="float" office:value="3">
            <text:p>3</text:p>
          </table:table-cell>
          <table:table-cell office:value-type="string">
            <text:p>N'a pas confiance dans le Banni, le fait pour la Guerisseuse.</text:p>
          </table:table-cell>
          <table:table-cell table:number-columns-repeated="1016"/>
        </table:table-row>
        <table:table-row table:style-name="ro2">
          <table:table-cell office:value-type="string">
            <text:p>AAG</text:p>
          </table:table-cell>
          <table:table-cell office:value-type="string">
            <text:p>Ame En Peine</text:p>
          </table:table-cell>
          <table:table-cell office:value-type="string">
            <text:p>Un individu particulièrement mauvais vaincu. Veut se venger.</text:p>
          </table:table-cell>
          <table:table-cell office:value-type="string">
            <text:p>Independa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AH</text:p>
          </table:table-cell>
          <table:table-cell office:value-type="string">
            <text:p>Ame En Peine</text:p>
          </table:table-cell>
          <table:table-cell office:value-type="string">
            <text:p>Une ancienne armée qui tente de se reconstruire.</text:p>
          </table:table-cell>
          <table:table-cell office:value-type="string">
            <text:p>Independa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AI</text:p>
          </table:table-cell>
          <table:table-cell office:value-type="string">
            <text:p>Azer</text:p>
          </table:table-cell>
          <table:table-cell office:value-type="string">
            <text:p>Protecteur de la Cité Naine et Grand Pretre de Tyroga</text:p>
          </table:table-cell>
          <table:table-cell office:value-type="string">
            <text:p>Tyroga</text:p>
          </table:table-cell>
          <table:table-cell office:value-type="float" office:value="2">
            <text:p>2</text:p>
          </table:table-cell>
          <table:table-cell office:value-type="string">
            <text:p>A en réalité trahi la Cité d'Arain des Azer, en se mettant du coté de Tyroga.</text:p>
          </table:table-cell>
          <table:table-cell table:number-columns-repeated="1016"/>
        </table:table-row>
        <table:table-row table:style-name="ro2">
          <table:table-cell office:value-type="string">
            <text:p>AAJ</text:p>
          </table:table-cell>
          <table:table-cell office:value-type="string">
            <text:p>Azer</text:p>
          </table:table-cell>
          <table:table-cell office:value-type="string">
            <text:p>Prisonnier de Tyroga</text:p>
          </table:table-cell>
          <table:table-cell office:value-type="string">
            <text:p>Cité d'Airain</text:p>
          </table:table-cell>
          <table:table-cell office:value-type="float" office:value="2">
            <text:p>2</text:p>
          </table:table-cell>
          <table:table-cell office:value-type="string">
            <text:p>Emprisonné lors de la prise de contrôle de Tyroga.</text:p>
          </table:table-cell>
          <table:table-cell table:number-columns-repeated="1016"/>
        </table:table-row>
        <table:table-row table:style-name="ro2">
          <table:table-cell office:value-type="string">
            <text:p>AAK</text:p>
          </table:table-cell>
          <table:table-cell office:value-type="string">
            <text:p>Azer</text:p>
          </table:table-cell>
          <table:table-cell office:value-type="string">
            <text:p>Gardien du portail vers le Plan Elementaire du Feu.</text:p>
          </table:table-cell>
          <table:table-cell office:value-type="string">
            <text:p>Cité d'Airain</text:p>
          </table:table-cell>
          <table:table-cell office:value-type="float" office:value="3">
            <text:p>3</text:p>
          </table:table-cell>
          <table:table-cell office:value-type="string">
            <text:p>Attends le retour du Dieu Soleil.</text:p>
          </table:table-cell>
          <table:table-cell table:number-columns-repeated="1016"/>
        </table:table-row>
        <table:table-row table:style-name="ro2">
          <table:table-cell office:value-type="string">
            <text:p>AAL</text:p>
          </table:table-cell>
          <table:table-cell office:value-type="string">
            <text:p>Azer</text:p>
          </table:table-cell>
          <table:table-cell office:value-type="string">
            <text:p>Tueur d'Effrit</text:p>
          </table:table-cell>
          <table:table-cell office:value-type="string">
            <text:p>Cité d'Airain</text:p>
          </table:table-cell>
          <table:table-cell office:value-type="float" office:value="4">
            <text:p>4</text:p>
          </table:table-cell>
          <table:table-cell office:value-type="string">
            <text:p>A été séparé de sa compagne Effrit par le Sultanat Effrit.</text:p>
          </table:table-cell>
          <table:table-cell table:number-columns-repeated="1016"/>
        </table:table-row>
        <table:table-row table:style-name="ro2">
          <table:table-cell office:value-type="string">
            <text:p>AAM</text:p>
          </table:table-cell>
          <table:table-cell office:value-type="string">
            <text:p>Babelien</text:p>
          </table:table-cell>
          <table:table-cell office:value-type="string">
            <text:p>Maitre de l'Academie des Mages, né de tous les echecs.</text:p>
          </table:table-cell>
          <table:table-cell office:value-type="string">
            <text:p>Academie du Savoir</text:p>
          </table:table-cell>
          <table:table-cell office:value-type="float" office:value="3">
            <text:p>3</text:p>
          </table:table-cell>
          <table:table-cell office:value-type="string">
            <text:p>Dévore tous ses disciples.</text:p>
          </table:table-cell>
          <table:table-cell table:number-columns-repeated="1016"/>
        </table:table-row>
        <table:table-row table:style-name="ro2">
          <table:table-cell office:value-type="string">
            <text:p>AAN</text:p>
          </table:table-cell>
          <table:table-cell office:value-type="string">
            <text:p>Banshee</text:p>
          </table:table-cell>
          <table:table-cell office:value-type="string">
            <text:p>La fantome d'une Elfe ayant assis sa domination sur sa region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office:value-type="string">
            <text:p>Collectionne des objets rares, partout dans le monde.</text:p>
          </table:table-cell>
          <table:table-cell table:number-columns-repeated="1016"/>
        </table:table-row>
        <table:table-row table:style-name="ro2">
          <table:table-cell office:value-type="string">
            <text:p>AAO</text:p>
          </table:table-cell>
          <table:table-cell office:value-type="string">
            <text:p>Behir</text:p>
          </table:table-cell>
          <table:table-cell office:value-type="string">
            <text:p>Chasseur de Dragon </text:p>
          </table:table-cell>
          <table:table-cell office:value-type="string">
            <text:p>Geant Tempet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AP</text:p>
          </table:table-cell>
          <table:table-cell office:value-type="string">
            <text:p>Behir</text:p>
          </table:table-cell>
          <table:table-cell office:value-type="string">
            <text:p>Le Behir primordial des Geants Tempete.</text:p>
          </table:table-cell>
          <table:table-cell office:value-type="string">
            <text:p>Geant Tempete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AQ</text:p>
          </table:table-cell>
          <table:table-cell office:value-type="string">
            <text:p>Behir</text:p>
          </table:table-cell>
          <table:table-cell office:value-type="string">
            <text:p>Chef de l'Armée des Behirs des Geants Tempetes contre les Dragons</text:p>
          </table:table-cell>
          <table:table-cell office:value-type="string">
            <text:p>Geant Tempete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AR</text:p>
          </table:table-cell>
          <table:table-cell office:value-type="string">
            <text:p>Brutatien</text:p>
          </table:table-cell>
          <table:table-cell office:value-type="string">
            <text:p>Colon s'installant dans les Marecages du Roi Sorcier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AS</text:p>
          </table:table-cell>
          <table:table-cell office:value-type="string">
            <text:p>Brutatien</text:p>
          </table:table-cell>
          <table:table-cell office:value-type="string">
            <text:p>Chef d'une armée du Culte de l'Oeil des Abysses</text:p>
          </table:table-cell>
          <table:table-cell office:value-type="string">
            <text:p>Oeil Abyss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AT</text:p>
          </table:table-cell>
          <table:table-cell office:value-type="string">
            <text:p>Brutatien</text:p>
          </table:table-cell>
          <table:table-cell office:value-type="string">
            <text:p>Serviteur Aboleth</text:p>
          </table:table-cell>
          <table:table-cell office:value-type="string">
            <text:p>Oeil Abyss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AU</text:p>
          </table:table-cell>
          <table:table-cell office:value-type="string">
            <text:p>Cambion</text:p>
          </table:table-cell>
          <table:table-cell office:value-type="string">
            <text:p>Agent d'une Creature Dieu Demon plutot lié à l'Urbanisme.</text:p>
          </table:table-cell>
          <table:table-cell office:value-type="string">
            <text:p>Dem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AV</text:p>
          </table:table-cell>
          <table:table-cell office:value-type="string">
            <text:p>Centaure</text:p>
          </table:table-cell>
          <table:table-cell office:value-type="string">
            <text:p>Vieux centaure mutilé abandonné par sa tribu. Sedentaire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AW</text:p>
          </table:table-cell>
          <table:table-cell office:value-type="string">
            <text:p>Centaure</text:p>
          </table:table-cell>
          <table:table-cell office:value-type="string">
            <text:p>Chef d'une Tribu Nomade, porteur d'une tradition et histoire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AX</text:p>
          </table:table-cell>
          <table:table-cell office:value-type="string">
            <text:p>Chevalier Mort</text:p>
          </table:table-cell>
          <table:table-cell office:value-type="string">
            <text:p>Ancien Paladin d'une Divinité, ou personnage rencontré.</text:p>
          </table:table-cell>
          <table:table-cell office:value-type="string">
            <text:p>Banni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AY</text:p>
          </table:table-cell>
          <table:table-cell office:value-type="string">
            <text:p>Chimère</text:p>
          </table:table-cell>
          <table:table-cell office:value-type="string">
            <text:p>Creature magique porteuse d'un secret.</text:p>
          </table:table-cell>
          <table:table-cell office:value-type="string">
            <text:p>Academie du Savoir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AZ</text:p>
          </table:table-cell>
          <table:table-cell office:value-type="string">
            <text:p>Chuul</text:p>
          </table:table-cell>
          <table:table-cell office:value-type="string">
            <text:p>Gardien du trésor d'un Aboleth, qui traque les Heros sans cesse.</text:p>
          </table:table-cell>
          <table:table-cell office:value-type="string">
            <text:p>Oeil Abyss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BA</text:p>
          </table:table-cell>
          <table:table-cell office:value-type="string">
            <text:p>Chuul</text:p>
          </table:table-cell>
          <table:table-cell office:value-type="string">
            <text:p>Agent Aboleth, homme à tout faire d'un serviteur du Culte.</text:p>
          </table:table-cell>
          <table:table-cell office:value-type="string">
            <text:p>Oeil Abyss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BB</text:p>
          </table:table-cell>
          <table:table-cell office:value-type="string">
            <text:p>Chuul</text:p>
          </table:table-cell>
          <table:table-cell office:value-type="string">
            <text:p>Protecteur d'un protégé d'un Aboleth</text:p>
          </table:table-cell>
          <table:table-cell office:value-type="string">
            <text:p>Aboleth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BC</text:p>
          </table:table-cell>
          <table:table-cell office:value-type="string">
            <text:p>Coualt</text:p>
          </table:table-cell>
          <table:table-cell office:value-type="string">
            <text:p>Agent divin envoyé pour protégé un individu lié à une prophetie divine.</text:p>
          </table:table-cell>
          <table:table-cell office:value-type="string">
            <text:p>Divi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BD</text:p>
          </table:table-cell>
          <table:table-cell office:value-type="string">
            <text:p>Coualt</text:p>
          </table:table-cell>
          <table:table-cell office:value-type="string">
            <text:p>Accompagne le descendant d'un Elu de son Dieu, mission oubliée.</text:p>
          </table:table-cell>
          <table:table-cell office:value-type="string">
            <text:p>Divi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BE</text:p>
          </table:table-cell>
          <table:table-cell office:value-type="string">
            <text:p>Coualt</text:p>
          </table:table-cell>
          <table:table-cell office:value-type="string">
            <text:p>Animal de compagnie de la Pirate Marigold, au service de Pallagorn.</text:p>
          </table:table-cell>
          <table:table-cell office:value-type="string">
            <text:p>Pallagorn</text:p>
          </table:table-cell>
          <table:table-cell office:value-type="float" office:value="3">
            <text:p>3</text:p>
          </table:table-cell>
          <table:table-cell office:value-type="string">
            <text:p>C'est l'intermediaire avec Palligorn pour donner ses instructions à la Reine Pirate.</text:p>
          </table:table-cell>
          <table:table-cell table:number-columns-repeated="1016"/>
        </table:table-row>
        <table:table-row table:style-name="ro2">
          <table:table-cell office:value-type="string">
            <text:p>ABF</text:p>
          </table:table-cell>
          <table:table-cell office:value-type="string">
            <text:p>Crane Feu</text:p>
          </table:table-cell>
          <table:table-cell office:value-type="string">
            <text:p>Au service d'un Archimage de l'Academie. Ancien mage lui-même.</text:p>
          </table:table-cell>
          <table:table-cell office:value-type="string">
            <text:p>Academie du Savoir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BG</text:p>
          </table:table-cell>
          <table:table-cell office:value-type="string">
            <text:p>Crane Feu</text:p>
          </table:table-cell>
          <table:table-cell office:value-type="string">
            <text:p>Au service d'un mage ennemi.</text:p>
          </table:table-cell>
          <table:table-cell office:value-type="string">
            <text:p>Academie du Savoir</text:p>
          </table:table-cell>
          <table:table-cell office:value-type="float" office:value="2">
            <text:p>2</text:p>
          </table:table-cell>
          <table:table-cell office:value-type="string">
            <text:p>Un ancien ennemi transformé par son maitre ainsi en Punition.</text:p>
          </table:table-cell>
          <table:table-cell table:number-columns-repeated="1016"/>
        </table:table-row>
        <table:table-row table:style-name="ro2">
          <table:table-cell office:value-type="string">
            <text:p>ABH</text:p>
          </table:table-cell>
          <table:table-cell office:value-type="string">
            <text:p>Cyclope</text:p>
          </table:table-cell>
          <table:table-cell office:value-type="string">
            <text:p>Manipulé par un groupe pour resoudre un probleme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BI</text:p>
          </table:table-cell>
          <table:table-cell office:value-type="string">
            <text:p>Demi Dragon</text:p>
          </table:table-cell>
          <table:table-cell office:value-type="string">
            <text:p>L'un des Drakeides pris par le Roi Sorcier a été conçu ainsi.</text:p>
          </table:table-cell>
          <table:table-cell office:value-type="string">
            <text:p>Drago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BJ</text:p>
          </table:table-cell>
          <table:table-cell office:value-type="string">
            <text:p>Glabrezu</text:p>
          </table:table-cell>
          <table:table-cell office:value-type="string">
            <text:p>Un Demon d'un DemiDieu rival venu saboter ses adversaires.</text:p>
          </table:table-cell>
          <table:table-cell office:value-type="string">
            <text:p>Dem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BK</text:p>
          </table:table-cell>
          <table:table-cell office:value-type="string">
            <text:p>Hezrou</text:p>
          </table:table-cell>
          <table:table-cell office:value-type="string">
            <text:p>Un Demon Grenouille servant d'homme de main pour l'Oeil.</text:p>
          </table:table-cell>
          <table:table-cell office:value-type="string">
            <text:p>Oeil Abyss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BL</text:p>
          </table:table-cell>
          <table:table-cell office:value-type="string">
            <text:p>Doppleganger</text:p>
          </table:table-cell>
          <table:table-cell office:value-type="string">
            <text:p>Le plus grand des Espions de la Region ! Mercenaire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BM</text:p>
          </table:table-cell>
          <table:table-cell office:value-type="string">
            <text:p>Dracoliche</text:p>
          </table:table-cell>
          <table:table-cell office:value-type="string">
            <text:p>Un ancien dragon maintenu en vie par des Drakeides pour son savoir.</text:p>
          </table:table-cell>
          <table:table-cell office:value-type="string">
            <text:p>Dragon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BN</text:p>
          </table:table-cell>
          <table:table-cell office:value-type="string">
            <text:p>Dragon Ombre</text:p>
          </table:table-cell>
          <table:table-cell office:value-type="string">
            <text:p>Tacticien du Banni en opposition aux Dragons du Dieu Dragon.</text:p>
          </table:table-cell>
          <table:table-cell office:value-type="string">
            <text:p>Banni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BO</text:p>
          </table:table-cell>
          <table:table-cell office:value-type="string">
            <text:p>Dragon Bleu</text:p>
          </table:table-cell>
          <table:table-cell office:value-type="string">
            <text:p>Metamorphe entouré d'artistes, haut hierarchie des Prince Marchands.</text:p>
          </table:table-cell>
          <table:table-cell office:value-type="string">
            <text:p>Prince Marchand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BP</text:p>
          </table:table-cell>
          <table:table-cell office:value-type="string">
            <text:p>Dragon Noir</text:p>
          </table:table-cell>
          <table:table-cell office:value-type="string">
            <text:p>Missionné par le Dieu Dragon pour augmenter son influence. Roi Sorcier.</text:p>
          </table:table-cell>
          <table:table-cell office:value-type="string">
            <text:p>Drago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BQ</text:p>
          </table:table-cell>
          <table:table-cell office:value-type="string">
            <text:p>Dragon Noir</text:p>
          </table:table-cell>
          <table:table-cell office:value-type="string">
            <text:p>Protecteur du Roi Sorcier dans la region. Contact direct avec le Vieux Noir.</text:p>
          </table:table-cell>
          <table:table-cell office:value-type="string">
            <text:p>Drago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BR</text:p>
          </table:table-cell>
          <table:table-cell office:value-type="string">
            <text:p>Dragon Noir</text:p>
          </table:table-cell>
          <table:table-cell office:value-type="string">
            <text:p>Metamorphe bloqué maudit : Carrel. Bras droit du Roi Sorcier.</text:p>
          </table:table-cell>
          <table:table-cell office:value-type="string">
            <text:p>Drago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BS</text:p>
          </table:table-cell>
          <table:table-cell office:value-type="string">
            <text:p>Dragon Noir</text:p>
          </table:table-cell>
          <table:table-cell office:value-type="string">
            <text:p>Père d'un drakeide demi-dragon transformé et utilisé par le Roi Sorcier.</text:p>
          </table:table-cell>
          <table:table-cell office:value-type="string">
            <text:p>Drag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BT</text:p>
          </table:table-cell>
          <table:table-cell office:value-type="string">
            <text:p>Dragon Rouge</text:p>
          </table:table-cell>
          <table:table-cell office:value-type="string">
            <text:p>General de guerre du Dieu Dragon</text:p>
          </table:table-cell>
          <table:table-cell office:value-type="string">
            <text:p>Dragon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BU</text:p>
          </table:table-cell>
          <table:table-cell office:value-type="string">
            <text:p>Dragon Bronze</text:p>
          </table:table-cell>
          <table:table-cell office:value-type="string">
            <text:p>Dragon des littoreaux, garde la Region de la Cote pour le Dieu Dragon.</text:p>
          </table:table-cell>
          <table:table-cell office:value-type="string">
            <text:p>Dragon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BV</text:p>
          </table:table-cell>
          <table:table-cell office:value-type="string">
            <text:p>Dragon Tortue</text:p>
          </table:table-cell>
          <table:table-cell office:value-type="string">
            <text:p>Monture d'un Roi Pirate particulier.</text:p>
          </table:table-cell>
          <table:table-cell office:value-type="string">
            <text:p>Pallagor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BW</text:p>
          </table:table-cell>
          <table:table-cell office:value-type="string">
            <text:p>Dragon Tortue</text:p>
          </table:table-cell>
          <table:table-cell office:value-type="string">
            <text:p>Grand Pere Tortue connait l'histoire ancienne de l'Archipel.</text:p>
          </table:table-cell>
          <table:table-cell office:value-type="string">
            <text:p>Banni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BX</text:p>
          </table:table-cell>
          <table:table-cell office:value-type="string">
            <text:p>Elementaire</text:p>
          </table:table-cell>
          <table:table-cell office:value-type="string">
            <text:p>Air. Grand tacticien des Pirates.</text:p>
          </table:table-cell>
          <table:table-cell office:value-type="string">
            <text:p>Pallagor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BY</text:p>
          </table:table-cell>
          <table:table-cell office:value-type="string">
            <text:p>Elementaire</text:p>
          </table:table-cell>
          <table:table-cell office:value-type="string">
            <text:p>Air. Protecteur des Gnomes et de l'accès au Plan Elementaire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BZ</text:p>
          </table:table-cell>
          <table:table-cell office:value-type="string">
            <text:p>Elementaire</text:p>
          </table:table-cell>
          <table:table-cell office:value-type="string">
            <text:p>Eau. Protecteur du royaume Aboleth</text:p>
          </table:table-cell>
          <table:table-cell office:value-type="string">
            <text:p>Oeil Abysse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CA</text:p>
          </table:table-cell>
          <table:table-cell office:value-type="string">
            <text:p>Elementaire</text:p>
          </table:table-cell>
          <table:table-cell office:value-type="string">
            <text:p>Eau. Esclave des Pirates pour controler les eaux.</text:p>
          </table:table-cell>
          <table:table-cell office:value-type="string">
            <text:p>Pallagor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CB</text:p>
          </table:table-cell>
          <table:table-cell office:value-type="string">
            <text:p>Elementaire</text:p>
          </table:table-cell>
          <table:table-cell office:value-type="string">
            <text:p>Eau. Prince Marchands pour le commerce. Maitre des mers.</text:p>
          </table:table-cell>
          <table:table-cell office:value-type="string">
            <text:p>Prince Marchand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CC</text:p>
          </table:table-cell>
          <table:table-cell office:value-type="string">
            <text:p>Elementaire</text:p>
          </table:table-cell>
          <table:table-cell office:value-type="string">
            <text:p>Feu. Au service des Nains et de Tyroga.</text:p>
          </table:table-cell>
          <table:table-cell office:value-type="string">
            <text:p>Tyroga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CD</text:p>
          </table:table-cell>
          <table:table-cell office:value-type="string">
            <text:p>Elementaire</text:p>
          </table:table-cell>
          <table:table-cell office:value-type="string">
            <text:p>Terre. Au service du Devoreur et de ses Elus.</text:p>
          </table:table-cell>
          <table:table-cell office:value-type="string">
            <text:p>Devoreur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CE</text:p>
          </table:table-cell>
          <table:table-cell office:value-type="string">
            <text:p>Esprit Follet</text:p>
          </table:table-cell>
          <table:table-cell office:value-type="string">
            <text:p>Protecteur de la foret marecageuse détruite par le Roi Sorcier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CF</text:p>
          </table:table-cell>
          <table:table-cell office:value-type="string">
            <text:p>Fantome</text:p>
          </table:table-cell>
          <table:table-cell office:value-type="string">
            <text:p>Quelqu'un de connu se pensant encore vivant pour accomplir sa mission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CG</text:p>
          </table:table-cell>
          <table:table-cell office:value-type="string">
            <text:p>Fantome</text:p>
          </table:table-cell>
          <table:table-cell office:value-type="string">
            <text:p>Un ancien gardien pour le compte d'un opposant.</text:p>
          </table:table-cell>
          <table:table-cell office:value-type="string">
            <text:p>Independa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CH</text:p>
          </table:table-cell>
          <table:table-cell office:value-type="string">
            <text:p>Feu follet</text:p>
          </table:table-cell>
          <table:table-cell office:value-type="string">
            <text:p>Un esprit chargé de conduire à la mort les voyageurs du marécage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CI</text:p>
          </table:table-cell>
          <table:table-cell office:value-type="string">
            <text:p>Garde Animé</text:p>
          </table:table-cell>
          <table:table-cell office:value-type="string">
            <text:p>Bras droit d'un Archimage hostile de l'Academie.</text:p>
          </table:table-cell>
          <table:table-cell office:value-type="string">
            <text:p>Academie du Savoir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CJ</text:p>
          </table:table-cell>
          <table:table-cell office:value-type="string">
            <text:p>Gargouille</text:p>
          </table:table-cell>
          <table:table-cell office:value-type="string">
            <text:p>Serviteur d'un Archimage.</text:p>
          </table:table-cell>
          <table:table-cell office:value-type="string">
            <text:p>Academie du Savoir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CK</text:p>
          </table:table-cell>
          <table:table-cell office:value-type="string">
            <text:p>Effrit</text:p>
          </table:table-cell>
          <table:table-cell office:value-type="string">
            <text:p>Un Genie vendeur ou acheteur d'esclave. Lié aux Nains et Tyorga.</text:p>
          </table:table-cell>
          <table:table-cell office:value-type="string">
            <text:p>Prince Marchand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CL</text:p>
          </table:table-cell>
          <table:table-cell office:value-type="string">
            <text:p>Maride</text:p>
          </table:table-cell>
          <table:table-cell office:value-type="string">
            <text:p>Un Genie ennemi des Aboleth, connaissant des choses sur l'Oeil.</text:p>
          </table:table-cell>
          <table:table-cell office:value-type="string">
            <text:p>Banni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CM</text:p>
          </table:table-cell>
          <table:table-cell office:value-type="string">
            <text:p>Geant Feu</text:p>
          </table:table-cell>
          <table:table-cell office:value-type="string">
            <text:p>Protecteur historique de la Cité Naine.</text:p>
          </table:table-cell>
          <table:table-cell office:value-type="string">
            <text:p>Tyroga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CN</text:p>
          </table:table-cell>
          <table:table-cell office:value-type="string">
            <text:p>Geant Feu</text:p>
          </table:table-cell>
          <table:table-cell office:value-type="string">
            <text:p>Forgeron legendaire, associé aux Anciens Dieux.</text:p>
          </table:table-cell>
          <table:table-cell office:value-type="string">
            <text:p>Banni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CO</text:p>
          </table:table-cell>
          <table:table-cell office:value-type="string">
            <text:p>Geant Feu</text:p>
          </table:table-cell>
          <table:table-cell office:value-type="string">
            <text:p>Monteur du Dragon Rouge d'origine. Desormais emprisonné.</text:p>
          </table:table-cell>
          <table:table-cell office:value-type="string">
            <text:p>Dragon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CP</text:p>
          </table:table-cell>
          <table:table-cell office:value-type="string">
            <text:p>Geant Tempete</text:p>
          </table:table-cell>
          <table:table-cell office:value-type="string">
            <text:p>L'un des membres des Roi Pirates de Pallagorn.</text:p>
          </table:table-cell>
          <table:table-cell office:value-type="string">
            <text:p>Pallagorn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CQ</text:p>
          </table:table-cell>
          <table:table-cell office:value-type="string">
            <text:p>Geant Tempete</text:p>
          </table:table-cell>
          <table:table-cell office:value-type="string">
            <text:p>Un des guerriers Pirate, abandonné sur une ile.</text:p>
          </table:table-cell>
          <table:table-cell office:value-type="string">
            <text:p>Independa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CR</text:p>
          </table:table-cell>
          <table:table-cell office:value-type="string">
            <text:p>Gnoll</text:p>
          </table:table-cell>
          <table:table-cell office:value-type="string">
            <text:p>Un Pretre d'un Demi Dieu opposé au Devoreur.</text:p>
          </table:table-cell>
          <table:table-cell office:value-type="string">
            <text:p>Demo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CS</text:p>
          </table:table-cell>
          <table:table-cell office:value-type="string">
            <text:p>Gnoll</text:p>
          </table:table-cell>
          <table:table-cell office:value-type="string">
            <text:p>Sacrifice vivant du Devoreur</text:p>
          </table:table-cell>
          <table:table-cell office:value-type="string">
            <text:p>Devoreur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CT</text:p>
          </table:table-cell>
          <table:table-cell office:value-type="string">
            <text:p>Gobelin</text:p>
          </table:table-cell>
          <table:table-cell office:value-type="string">
            <text:p>Soldat deserteur ayant monté son commerce et devenu un Prince Marchand.</text:p>
          </table:table-cell>
          <table:table-cell office:value-type="string">
            <text:p>Prince Marchand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CU</text:p>
          </table:table-cell>
          <table:table-cell office:value-type="string">
            <text:p>Gobelours</text:p>
          </table:table-cell>
          <table:table-cell office:value-type="string">
            <text:p>Brigand ultime opposé aux Princes Marchands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CV</text:p>
          </table:table-cell>
          <table:table-cell office:value-type="string">
            <text:p>Golem</text:p>
          </table:table-cell>
          <table:table-cell office:value-type="string">
            <text:p>Argile. Au service d'un Pretre, peut-être de Pallagorn.</text:p>
          </table:table-cell>
          <table:table-cell office:value-type="string">
            <text:p>Pallagor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CW</text:p>
          </table:table-cell>
          <table:table-cell office:value-type="string">
            <text:p>Golem</text:p>
          </table:table-cell>
          <table:table-cell office:value-type="string">
            <text:p>Pierre. Entité en mission pour le Devoreur.</text:p>
          </table:table-cell>
          <table:table-cell office:value-type="string">
            <text:p>Devoreur</text:p>
          </table:table-cell>
          <table:table-cell office:value-type="float" office:value="2">
            <text:p>2</text:p>
          </table:table-cell>
          <table:table-cell office:value-type="string">
            <text:p>Envoyé pour tuer les aventuriers et venger Vaarl.</text:p>
          </table:table-cell>
          <table:table-cell table:number-columns-repeated="1016"/>
        </table:table-row>
        <table:table-row table:style-name="ro2">
          <table:table-cell office:value-type="string">
            <text:p>ACX</text:p>
          </table:table-cell>
          <table:table-cell office:value-type="string">
            <text:p>Golem</text:p>
          </table:table-cell>
          <table:table-cell office:value-type="string">
            <text:p>Chair. Devenu mage.</text:p>
          </table:table-cell>
          <table:table-cell office:value-type="string">
            <text:p>Academie du Savoir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CY</text:p>
          </table:table-cell>
          <table:table-cell office:value-type="string">
            <text:p>Golem</text:p>
          </table:table-cell>
          <table:table-cell office:value-type="string">
            <text:p>Fer. Protecteur de l'Academie.</text:p>
          </table:table-cell>
          <table:table-cell office:value-type="string">
            <text:p>Academie du Savoir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CZ</text:p>
          </table:table-cell>
          <table:table-cell office:value-type="string">
            <text:p>Goule</text:p>
          </table:table-cell>
          <table:table-cell office:value-type="string">
            <text:p>Mort Vivant protecteur d'une ville ancienne.</text:p>
          </table:table-cell>
          <table:table-cell office:value-type="string">
            <text:p>Aboleth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DA</text:p>
          </table:table-cell>
          <table:table-cell office:value-type="string">
            <text:p>Guenaude</text:p>
          </table:table-cell>
          <table:table-cell office:value-type="string">
            <text:p>Sorcière des marécages. Negociatrice de pacte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DB</text:p>
          </table:table-cell>
          <table:table-cell office:value-type="string">
            <text:p>Guenaude</text:p>
          </table:table-cell>
          <table:table-cell office:value-type="string">
            <text:p>Nocturne. Récupère et echange les Ames.</text:p>
          </table:table-cell>
          <table:table-cell office:value-type="string">
            <text:p>Independa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DC</text:p>
          </table:table-cell>
          <table:table-cell office:value-type="string">
            <text:p>Harpie</text:p>
          </table:table-cell>
          <table:table-cell office:value-type="string">
            <text:p>Elfe maudite, opposante à la Reine Corbeau. Puni pour cela. En conflit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DD</text:p>
          </table:table-cell>
          <table:table-cell office:value-type="string">
            <text:p>Hobgobelin</text:p>
          </table:table-cell>
          <table:table-cell office:value-type="string">
            <text:p>Veteran de la guerre du Devoreur, opposant aux trolls pour la domination.</text:p>
          </table:table-cell>
          <table:table-cell office:value-type="string">
            <text:p>Devoreur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DE</text:p>
          </table:table-cell>
          <table:table-cell office:value-type="string">
            <text:p>Hobgobelin</text:p>
          </table:table-cell>
          <table:table-cell office:value-type="string">
            <text:p>Le Grand Heros Hobgobelin de toutes les guerres du Devoreur.</text:p>
          </table:table-cell>
          <table:table-cell office:value-type="string">
            <text:p>Independa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DF</text:p>
          </table:table-cell>
          <table:table-cell office:value-type="string">
            <text:p>HommeLezard</text:p>
          </table:table-cell>
          <table:table-cell office:value-type="string">
            <text:p>Pretre d'un Demi Dieu ennemi de l'Oeil et massacré. Tente de le ressuciter</text:p>
          </table:table-cell>
          <table:table-cell office:value-type="string">
            <text:p>Independa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DG</text:p>
          </table:table-cell>
          <table:table-cell office:value-type="string">
            <text:p>HommeLezard</text:p>
          </table:table-cell>
          <table:table-cell office:value-type="string">
            <text:p>Chef de Tribu Lezard, à la recherche de sacrifice. Decouverte Demi Dieu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DH</text:p>
          </table:table-cell>
          <table:table-cell office:value-type="string">
            <text:p>HommeLezard</text:p>
          </table:table-cell>
          <table:table-cell office:value-type="string">
            <text:p>Vendeur d'esclave et Prince Marchand.</text:p>
          </table:table-cell>
          <table:table-cell office:value-type="string">
            <text:p>Prince Marchand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DI</text:p>
          </table:table-cell>
          <table:table-cell office:value-type="string">
            <text:p>HommePoisson</text:p>
          </table:table-cell>
          <table:table-cell office:value-type="string">
            <text:p>Chef des armées de l'Oeil dans la Region de la Cote.</text:p>
          </table:table-cell>
          <table:table-cell office:value-type="string">
            <text:p>Oeil Abyss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DJ</text:p>
          </table:table-cell>
          <table:table-cell office:value-type="string">
            <text:p>Hydre</text:p>
          </table:table-cell>
          <table:table-cell office:value-type="string">
            <text:p>Ennemi celebre, necessaire pour un rituel ou un savoir.</text:p>
          </table:table-cell>
          <table:table-cell office:value-type="string">
            <text:p>Independa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DK</text:p>
          </table:table-cell>
          <table:table-cell office:value-type="string">
            <text:p>Kobold</text:p>
          </table:table-cell>
          <table:table-cell office:value-type="string">
            <text:p>Serviteur du Dieu Dragon. Organise les petites choses de l'ombre.</text:p>
          </table:table-cell>
          <table:table-cell office:value-type="string">
            <text:p>Drag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DL</text:p>
          </table:table-cell>
          <table:table-cell office:value-type="string">
            <text:p>Kobold</text:p>
          </table:table-cell>
          <table:table-cell office:value-type="string">
            <text:p>Serviteur d'un dragon surveillant l'evolution des choses avec le Roi Sorcier.</text:p>
          </table:table-cell>
          <table:table-cell office:value-type="string">
            <text:p>Drago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DM</text:p>
          </table:table-cell>
          <table:table-cell office:value-type="string">
            <text:p>Kobold</text:p>
          </table:table-cell>
          <table:table-cell office:value-type="string">
            <text:p>Le Mage à l'origine de la malediction contre certains dragons.</text:p>
          </table:table-cell>
          <table:table-cell office:value-type="string">
            <text:p>Drag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DN</text:p>
          </table:table-cell>
          <table:table-cell office:value-type="string">
            <text:p>Kobold</text:p>
          </table:table-cell>
          <table:table-cell office:value-type="string">
            <text:p>Le Negociateur auprès des Dragons pour le Banni.</text:p>
          </table:table-cell>
          <table:table-cell office:value-type="string">
            <text:p>Banni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DO</text:p>
          </table:table-cell>
          <table:table-cell office:value-type="string">
            <text:p>Kraken</text:p>
          </table:table-cell>
          <table:table-cell office:value-type="string">
            <text:p>Grand Gardien de l'Archipel et le Domaine de l'Oeil.</text:p>
          </table:table-cell>
          <table:table-cell office:value-type="string">
            <text:p>Oeil Abysse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DP</text:p>
          </table:table-cell>
          <table:table-cell office:value-type="string">
            <text:p>Kuo Toa</text:p>
          </table:table-cell>
          <table:table-cell office:value-type="string">
            <text:p>Grand chasseur d'esclave pour l'Oeil.</text:p>
          </table:table-cell>
          <table:table-cell office:value-type="string">
            <text:p>Oeil Abyss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DQ</text:p>
          </table:table-cell>
          <table:table-cell office:value-type="string">
            <text:p>Kuo Toa</text:p>
          </table:table-cell>
          <table:table-cell office:value-type="string">
            <text:p>Archipretre de l'Oeil dans la Region.</text:p>
          </table:table-cell>
          <table:table-cell office:value-type="string">
            <text:p>Oeil Abyss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DR</text:p>
          </table:table-cell>
          <table:table-cell office:value-type="string">
            <text:p>Kuo Toa</text:p>
          </table:table-cell>
          <table:table-cell office:value-type="string">
            <text:p>Prince Marchand vendeur d'esclaves.</text:p>
          </table:table-cell>
          <table:table-cell office:value-type="string">
            <text:p>Prince Marchand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DS</text:p>
          </table:table-cell>
          <table:table-cell office:value-type="string">
            <text:p>Liche</text:p>
          </table:table-cell>
          <table:table-cell office:value-type="string">
            <text:p>Grand Gardien des Secrets du Dieu Dragon.</text:p>
          </table:table-cell>
          <table:table-cell office:value-type="string">
            <text:p>Academie du Savoir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DT</text:p>
          </table:table-cell>
          <table:table-cell office:value-type="string">
            <text:p>Liche</text:p>
          </table:table-cell>
          <table:table-cell office:value-type="string">
            <text:p>Le grand tacticien du Banni sur les affaires magiques.</text:p>
          </table:table-cell>
          <table:table-cell office:value-type="string">
            <text:p>Banni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DU</text:p>
          </table:table-cell>
          <table:table-cell office:value-type="string">
            <text:p>Corbeau Garou</text:p>
          </table:table-cell>
          <table:table-cell office:value-type="string">
            <text:p>Reine Elfique.</text:p>
          </table:table-cell>
          <table:table-cell office:value-type="string">
            <text:p>Banni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DV</text:p>
          </table:table-cell>
          <table:table-cell office:value-type="string">
            <text:p>Merrow</text:p>
          </table:table-cell>
          <table:table-cell office:value-type="string">
            <text:p>Seigneur dragon-poisson, hostile à l'Oeil mais finalement au service d'un Demon.</text:p>
          </table:table-cell>
          <table:table-cell office:value-type="string">
            <text:p>Dem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DW</text:p>
          </table:table-cell>
          <table:table-cell office:value-type="string">
            <text:p>Momie</text:p>
          </table:table-cell>
          <table:table-cell office:value-type="string">
            <text:p>Gardien des archives d'un temple du Banni.</text:p>
          </table:table-cell>
          <table:table-cell office:value-type="string">
            <text:p>Banni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DX</text:p>
          </table:table-cell>
          <table:table-cell office:value-type="string">
            <text:p>Momie</text:p>
          </table:table-cell>
          <table:table-cell office:value-type="string">
            <text:p>Auguste. Un ancien Roi de la region puni par les dieux.</text:p>
          </table:table-cell>
          <table:table-cell office:value-type="string">
            <text:p>Devoreur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DY</text:p>
          </table:table-cell>
          <table:table-cell office:value-type="string">
            <text:p>Nothic</text:p>
          </table:table-cell>
          <table:table-cell office:value-type="string">
            <text:p>Espion de l'Academie du Savoir.</text:p>
          </table:table-cell>
          <table:table-cell office:value-type="string">
            <text:p>Academie du Savoir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DZ</text:p>
          </table:table-cell>
          <table:table-cell office:value-type="string">
            <text:p>Nothic</text:p>
          </table:table-cell>
          <table:table-cell office:value-type="string">
            <text:p>Espion traitre servant officiellement l'Academie, mais en fait le Banni.</text:p>
          </table:table-cell>
          <table:table-cell office:value-type="string">
            <text:p>Banni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EA</text:p>
          </table:table-cell>
          <table:table-cell office:value-type="string">
            <text:p>Ogre</text:p>
          </table:table-cell>
          <table:table-cell office:value-type="string">
            <text:p>Brigand opposé aux Prince Marchands, voleur de leur tresor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EB</text:p>
          </table:table-cell>
          <table:table-cell office:value-type="string">
            <text:p>Orc</text:p>
          </table:table-cell>
          <table:table-cell office:value-type="string">
            <text:p>ArchiPretre du Cercle Interieur du Devoreur.</text:p>
          </table:table-cell>
          <table:table-cell office:value-type="string">
            <text:p>Devoreur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EC</text:p>
          </table:table-cell>
          <table:table-cell office:value-type="string">
            <text:p>Pseudodragon</text:p>
          </table:table-cell>
          <table:table-cell office:value-type="string">
            <text:p>Familier d'un Maitre Mage, en verité le vrai mage et l'autre est son familier.</text:p>
          </table:table-cell>
          <table:table-cell office:value-type="string">
            <text:p>Academie du Savoir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ED</text:p>
          </table:table-cell>
          <table:table-cell office:value-type="string">
            <text:p>Revenant</text:p>
          </table:table-cell>
          <table:table-cell office:value-type="string">
            <text:p>Un Mortel assoiffé de vengeance sur le retour.</text:p>
          </table:table-cell>
          <table:table-cell office:value-type="string">
            <text:p>Independa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EE</text:p>
          </table:table-cell>
          <table:table-cell office:value-type="string">
            <text:p>Sahuagin</text:p>
          </table:table-cell>
          <table:table-cell office:value-type="string">
            <text:p>Celui qui pense être le vrai Roi de l'Archipel avant que l'Oeil ne le rende esclave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EF</text:p>
          </table:table-cell>
          <table:table-cell office:value-type="string">
            <text:p>Sahuagin</text:p>
          </table:table-cell>
          <table:table-cell office:value-type="string">
            <text:p>Nouveau Baron de l'Archipel. Fait traquer le roi dépossédé de sa couronne.</text:p>
          </table:table-cell>
          <table:table-cell office:value-type="string">
            <text:p>Oeil Abyss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EG</text:p>
          </table:table-cell>
          <table:table-cell office:value-type="string">
            <text:p>Slaad</text:p>
          </table:table-cell>
          <table:table-cell office:value-type="string">
            <text:p>Grand General des Armées de l'Oeil à l'Archipel.</text:p>
          </table:table-cell>
          <table:table-cell office:value-type="string">
            <text:p>Oeil Abysse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EH</text:p>
          </table:table-cell>
          <table:table-cell office:value-type="string">
            <text:p>Spectre</text:p>
          </table:table-cell>
          <table:table-cell office:value-type="string">
            <text:p>La victime d'un grand malefice du Banni. Veut la vengeance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EI</text:p>
          </table:table-cell>
          <table:table-cell office:value-type="string">
            <text:p>Sylvanien</text:p>
          </table:table-cell>
          <table:table-cell office:value-type="string">
            <text:p>Un Vagabond du Domaine du Corbeau. En voyage. Exilé ?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EJ</text:p>
          </table:table-cell>
          <table:table-cell office:value-type="string">
            <text:p>Traqueur </text:p>
          </table:table-cell>
          <table:table-cell office:value-type="string">
            <text:p>Invisible. Envoyé en assassin. Mercenaire pour Espion, Princes et Academie.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EK</text:p>
          </table:table-cell>
          <table:table-cell office:value-type="string">
            <text:p>Troglodyte</text:p>
          </table:table-cell>
          <table:table-cell office:value-type="string">
            <text:p>Ultime gardien du savoir et l'ame du Devoreur.</text:p>
          </table:table-cell>
          <table:table-cell office:value-type="string">
            <text:p>Devoreur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EL</text:p>
          </table:table-cell>
          <table:table-cell office:value-type="string">
            <text:p>Troll</text:p>
          </table:table-cell>
          <table:table-cell office:value-type="string">
            <text:p>Elu de la Grande Armée du Devoreur. Porte des Vers dans le corps.</text:p>
          </table:table-cell>
          <table:table-cell office:value-type="string">
            <text:p>Devoreur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EM</text:p>
          </table:table-cell>
          <table:table-cell office:value-type="string">
            <text:p>Troll</text:p>
          </table:table-cell>
          <table:table-cell office:value-type="string">
            <text:p>Le Porte Voix du Devoreur. Infesté de Vers.</text:p>
          </table:table-cell>
          <table:table-cell office:value-type="string">
            <text:p>Devoreur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EN</text:p>
          </table:table-cell>
          <table:table-cell office:value-type="string">
            <text:p>Tyrannoeil</text:p>
          </table:table-cell>
          <table:table-cell office:value-type="string">
            <text:p>Mage manipulateur, membre de l'Academie et du Prince Marchand.</text:p>
          </table:table-cell>
          <table:table-cell office:value-type="string">
            <text:p>Prince Marchand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EO</text:p>
          </table:table-cell>
          <table:table-cell office:value-type="string">
            <text:p>Spectateur</text:p>
          </table:table-cell>
          <table:table-cell office:value-type="string">
            <text:p>Serviteur espion du Tyrannoeil, mais officiellement de l'Academie.</text:p>
          </table:table-cell>
          <table:table-cell office:value-type="string">
            <text:p>Academie du Savoir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AEP</text:p>
          </table:table-cell>
          <table:table-cell office:value-type="string">
            <text:p>Ver Pourpre</text:p>
          </table:table-cell>
          <table:table-cell office:value-type="string">
            <text:p>Avatar du Devoreur.</text:p>
          </table:table-cell>
          <table:table-cell office:value-type="string">
            <text:p>Devoreur</text:p>
          </table:table-cell>
          <table:table-cell office:value-type="float" office:value="4">
            <text:p>4</text:p>
          </table:table-cell>
          <table:table-cell table:number-columns-repeated="1017"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Feuille2.A1:Feuille2.F121" table:display-filter-buttons="true"/>
        <table:database-range table:name="__Anonymous_Sheet_DB__2" table:target-range-address="Feuille1.B2:Feuille1.D169" table:display-filter-buttons="true"/>
        <table:database-range table:name="__Anonymous_Sheet_DB__3" table:target-range-address="Feuille1.B1:Feuille1.E75" table:display-filter-buttons="true"/>
        <table:database-range table:name="__Anonymous_Sheet_DB__4" table:target-range-address="Feuille1.A2:Feuille1.C168" table:display-filter-buttons="true" table:contains-header="false"/>
        <table:database-range table:name="__Anonymous_Sheet_DB__5" table:target-range-address="Feuille1.A1:Feuille1.E168" table:display-filter-buttons="true" table:contains-header="false"/>
        <table:database-range table:name="__Anonymous_Sheet_DB__6" table:target-range-address="Feuille1.B1:Feuille1.E168" table:display-filter-buttons="true"/>
        <table:database-range table:name="__Anonymous_Sheet_DB__7" table:target-range-address="Feuille1.A1:Feuille1.E168" table:display-filter-buttons="true"/>
        <table:database-range table:name="__Anonymous_Sheet_DB__8" table:target-range-address="Feuille1.A1:Feuille1.E168" table:display-filter-buttons="true"/>
        <table:database-range table:name="__Anonymous_Sheet_DB__9" table:target-range-address="Feuille1.A1:Feuille1.E168" table:display-filter-buttons="true"/>
        <table:database-range table:target-range-address="Feuille1.A2:Feuille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9">29/11/2024</text:date>, <text:time>21:4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4T11:11:38.08</meta:creation-date>
    <dc:date>2024-11-29T21:42:44.44</dc:date>
    <meta:editing-duration>P1DT16H39M42S</meta:editing-duration>
    <meta:editing-cycles>294</meta:editing-cycles>
    <meta:generator>OpenOffice/4.1.7$Win32 OpenOffice.org_project/417m1$Build-9800</meta:generator>
    <meta:document-statistic meta:table-count="3" meta:cell-count="1010" meta:object-count="0"/>
  </office:meta>
</office:document-meta>
</file>